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18C59F070.png" manifest:media-type="image/png"/>
  <manifest:file-entry manifest:full-path="Pictures/100002010000032000000049CBC4EA47.png" manifest:media-type="image/png"/>
  <manifest:file-entry manifest:full-path="Pictures/10000201000001400000014094839728.png" manifest:media-type="image/png"/>
  <manifest:file-entry manifest:full-path="Pictures/100002010000014000000140F9B33763.png" manifest:media-type="image/png"/>
  <manifest:file-entry manifest:full-path="Pictures/20000001000008790000069089E0E8B3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.31cm, 0.93cm, 0.3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58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9" style:family="graphic" style:parent-style-name="standard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10" style:family="graphic" style:parent-style-name="standard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center"/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P13" style:family="paragraph">
      <style:paragraph-properties fo:text-align="center"/>
      <style:text-properties fo:color="#333333" fo:font-size="10.5pt" fo:font-weight="bold" style:font-size-asian="10.5pt" style:font-weight-asian="bold" style:font-size-complex="10.5pt" style:font-weight-complex="bold"/>
    </style:style>
    <style:style style:name="P14" style:family="paragraph">
      <style:paragraph-properties fo:text-align="center"/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T7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333333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3.48cm" svg:x="14.25cm" svg:y="7.976cm">
          <draw:image xlink:href="Pictures/20000001000008790000069089E0E8B3.svg" xlink:type="simple" xlink:show="embed" xlink:actuate="onLoad">
            <text:p/>
          </draw:image>
        </draw:frame>
        <draw:custom-shape draw:style-name="gr2" draw:text-style-name="P1" draw:layer="layout" svg:width="0.5cm" svg:height="1.25cm" draw:transform="rotate (1.5707963267949) translate (13.45cm 10.563cm)">
          <text:p/>
          <draw:enhanced-geometry svg:viewBox="0 0 88 21600" draw:glue-points="44 ?f6 44 0 0 10800 44 21600 88 10800" draw:text-areas="0 ?f6 88 ?f3" draw:type="can" draw:modifiers="4502.569960022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5.5cm" svg:height="3.48cm" svg:x="1.45cm" svg:y="7.976cm">
          <draw:image xlink:href="Pictures/20000001000008790000069089E0E8B3.svg" xlink:type="simple" xlink:show="embed" xlink:actuate="onLoad">
            <text:p/>
          </draw:image>
        </draw:frame>
        <draw:line draw:style-name="gr3" draw:text-style-name="P1" draw:layer="layout" svg:x1="7.325cm" svg:y1="8.7cm" svg:x2="9.825cm" svg:y2="5.45cm">
          <text:p/>
        </draw:line>
        <draw:frame draw:style-name="gr4" draw:text-style-name="P2" draw:layer="layout" svg:width="3.148cm" svg:height="0.662cm" svg:x="9.002cm" svg:y="10.825cm">
          <draw:text-box>
            <text:p text:style-name="P1"><text:span text:style-name="T1">198.51.100.0/30</text:span></text:p>
          </draw:text-box>
        </draw:frame>
        <draw:frame draw:style-name="gr5" draw:text-style-name="P1" draw:layer="layout" svg:width="2.5cm" svg:height="1.81cm" svg:x="5.45cm" svg:y="8.39cm">
          <draw:image xlink:href="Pictures/100002010000014000000140F9B33763.png" xlink:type="simple" xlink:show="embed" xlink:actuate="onLoad">
            <text:p/>
          </draw:image>
        </draw:frame>
        <draw:line draw:style-name="gr3" draw:text-style-name="P1" draw:layer="layout" svg:x1="13.61cm" svg:y1="8.685cm" svg:x2="11.11cm" svg:y2="5.435cm">
          <text:p/>
        </draw:line>
        <draw:frame draw:style-name="gr5" draw:text-style-name="P1" draw:layer="layout" svg:width="2.5cm" svg:height="1.81cm" svg:x="13.05cm" svg:y="8.39cm">
          <draw:image xlink:href="Pictures/100002010000014000000140F9B33763.png" xlink:type="simple" xlink:show="embed" xlink:actuate="onLoad">
            <text:p/>
          </draw:image>
        </draw:frame>
        <draw:frame draw:style-name="gr5" draw:text-style-name="P1" draw:layer="layout" svg:width="2.5cm" svg:height="1.81cm" svg:x="9.2cm" svg:y="4.2cm">
          <draw:image xlink:href="Pictures/10000201000001400000014094839728.png" xlink:type="simple" xlink:show="embed" xlink:actuate="onLoad">
            <text:p/>
          </draw:image>
        </draw:frame>
        <draw:frame draw:style-name="gr6" draw:text-style-name="P4" draw:layer="layout" svg:width="1.332cm" svg:height="0.683cm" svg:x="9.825cm" svg:y="4.938cm">
          <draw:text-box>
            <text:p text:style-name="P3"><text:span text:style-name="T2">AMS</text:span></text:p>
          </draw:text-box>
        </draw:frame>
        <draw:frame draw:style-name="gr6" draw:text-style-name="P4" draw:layer="layout" svg:width="1.188cm" svg:height="0.683cm" svg:x="6.125cm" svg:y="9.139cm">
          <draw:text-box>
            <text:p text:style-name="P3"><text:span text:style-name="T2">TLS</text:span></text:p>
          </draw:text-box>
        </draw:frame>
        <draw:frame draw:style-name="gr6" draw:text-style-name="P4" draw:layer="layout" svg:width="1.247cm" svg:height="0.683cm" svg:x="13.825cm" svg:y="9.14cm">
          <draw:text-box>
            <text:p text:style-name="P3"><text:span text:style-name="T2">GLA</text:span></text:p>
          </draw:text-box>
        </draw:frame>
        <draw:custom-shape draw:style-name="gr7" draw:text-style-name="P1" draw:layer="layout" svg:width="0.993cm" svg:height="6.5cm" draw:transform="rotate (1.5707963267949) translate (7.3cm 10.824cm)">
          <text:p/>
          <draw:enhanced-geometry svg:viewBox="0 0 88 21600" draw:glue-points="44 ?f6 44 0 0 10800 44 21600 88 10800" draw:text-areas="0 ?f6 88 ?f3" draw:type="can" draw:modifiers="1544.9930779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.25cm" draw:transform="rotate (1.5707963267949) translate (6.35cm 10.565cm)">
          <text:p/>
          <draw:enhanced-geometry svg:viewBox="0 0 88 21600" draw:glue-points="44 ?f6 44 0 0 10800 44 21600 88 10800" draw:text-areas="0 ?f6 88 ?f3" draw:type="can" draw:modifiers="4502.569960022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6" draw:layer="layout" svg:width="1.628cm" svg:height="0.747cm" svg:x="9.825cm" svg:y="9.917cm">
          <draw:text-box>
            <text:p text:style-name="P5"><text:span text:style-name="T3">ipsec</text:span></text:p>
          </draw:text-box>
        </draw:frame>
        <draw:frame draw:style-name="gr6" draw:text-style-name="P8" draw:layer="layout" svg:width="1.137cm" svg:height="0.683cm" svg:x="13.625cm" svg:y="9.918cm">
          <draw:text-box>
            <text:p text:style-name="P7"><text:span text:style-name="T4">gre</text:span></text:p>
          </draw:text-box>
        </draw:frame>
        <draw:frame draw:style-name="gr6" draw:text-style-name="P8" draw:layer="layout" svg:width="1.137cm" svg:height="0.683cm" svg:x="6.526cm" svg:y="9.919cm">
          <draw:text-box>
            <text:p text:style-name="P7"><text:span text:style-name="T4">gre</text:span></text:p>
          </draw:text-box>
        </draw:frame>
        <draw:frame draw:style-name="gr4" draw:text-style-name="P10" draw:layer="layout" svg:width="2.581cm" svg:height="0.662cm" svg:x="3.494cm" svg:y="10.288cm">
          <draw:text-box>
            <text:p text:style-name="P9"><text:span text:style-name="T5">aire OSPF 0</text:span></text:p>
          </draw:text-box>
        </draw:frame>
        <draw:frame draw:style-name="gr4" draw:text-style-name="P10" draw:layer="layout" svg:width="2.581cm" svg:height="0.662cm" svg:x="15.076cm" svg:y="10.275cm">
          <draw:text-box>
            <text:p text:style-name="P9"><text:span text:style-name="T5">aire OSPF 0</text:span></text:p>
          </draw:text-box>
        </draw:frame>
        <draw:frame draw:style-name="gr4" draw:text-style-name="P2" draw:layer="layout" svg:width="2.741cm" svg:height="0.662cm" draw:transform="rotate (0.91123640246624) translate (7.234cm 7.905cm)">
          <draw:text-box>
            <text:p text:style-name="P1"><text:span text:style-name="T1">192.0.2.32/27</text:span></text:p>
          </draw:text-box>
        </draw:frame>
        <draw:frame draw:style-name="gr4" draw:text-style-name="P2" draw:layer="layout" svg:width="2.741cm" svg:height="0.662cm" draw:transform="rotate (-0.919264917025414) translate (11.902cm 5.499cm)">
          <draw:text-box>
            <text:p text:style-name="P1"><text:span text:style-name="T1">192.0.2.64/27</text:span></text:p>
          </draw:text-box>
        </draw:frame>
        <draw:custom-shape draw:style-name="gr8" draw:text-style-name="P12" draw:layer="layout" svg:width="1.239cm" svg:height="0.481cm" svg:x="8.136cm" svg:y="8.275cm">
          <text:p text:style-name="P11"><text:span text:style-name="T6">gi0/0</text:span></text:p>
          <draw:enhanced-geometry svg:viewBox="0 0 21600 21600" draw:mirror-horizontal="false" draw:type="line-callout-1" draw:modifiers="-11653.5483870968 13175.1037344398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2" draw:layer="layout" svg:width="1.5cm" svg:height="0.481cm" svg:x="4.175cm" svg:y="9.525cm">
          <text:p text:style-name="P11"><text:span text:style-name="T6">tunnel0</text:span></text:p>
          <draw:enhanced-geometry svg:viewBox="0 0 21600 21600" draw:mirror-horizontal="tru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5cm" svg:height="0.481cm" svg:x="15.374cm" svg:y="9.524cm">
          <text:p text:style-name="P11"><text:span text:style-name="T6">tunnel0</text:span></text:p>
          <draw:enhanced-geometry svg:viewBox="0 0 21600 21600" draw:mirror-horizontal="fals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239cm" svg:height="0.481cm" svg:x="13.872cm" svg:y="7.9cm">
          <text:p text:style-name="P11"><text:span text:style-name="T6">eth1</text:span></text:p>
          <draw:enhanced-geometry svg:viewBox="0 0 21600 21600" draw:mirror-horizontal="true" draw:type="line-callout-1" draw:modifiers="-4755.48387096774 44947.7178423236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415cm" svg:height="0.481cm" svg:x="11.785cm" svg:y="4.7cm">
          <text:p text:style-name="P11"><text:span text:style-name="T6">eth0.20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415cm" svg:height="0.481cm" svg:x="7.694cm" svg:y="4.699cm">
          <text:p text:style-name="P11"><text:span text:style-name="T6">eth0.10</text:span></text:p>
          <draw:enhanced-geometry svg:viewBox="0 0 21600 21600" draw:mirror-horizontal="tru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2.5cm" svg:height="1.8cm" svg:x="1.575cm" svg:y="10.95cm">
          <text:p text:style-name="P11"><text:span text:style-name="T6">10.10.0.0/24</text:span></text:p>
          <text:p text:style-name="P11"><text:span text:style-name="T6">10.10.1.0/24</text:span></text:p>
          <text:p text:style-name="P11"><text:span text:style-name="T6">10.10.2.0/24</text:span></text:p>
          <text:p text:style-name="P11"><text:span text:style-name="T6">10.10.3.0/24</text:span></text:p>
          <draw:enhanced-geometry svg:viewBox="0 0 21600 21600" draw:mirror-horizontal="true" draw:type="line-callout-1" draw:modifiers="-5993.762495002 -1043.42032204331 -2167.77289084366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2.52cm" svg:height="1.8cm" svg:x="16.973cm" svg:y="10.964cm">
          <text:p text:style-name="P11"><text:span text:style-name="T6">10.20.0.0/24</text:span></text:p>
          <text:p text:style-name="P11"><text:span text:style-name="T6">10.20.1.0/24</text:span></text:p>
          <text:p text:style-name="P11"><text:span text:style-name="T6">10.20.2.0/24</text:span></text:p>
          <text:p text:style-name="P11"><text:span text:style-name="T6">10.20.3.0/24</text:span></text:p>
          <draw:enhanced-geometry svg:viewBox="0 0 21600 21600" draw:mirror-horizontal="false" draw:type="line-callout-1" draw:modifiers="-5946.21182070607 -1031.42698500833 -2150.575168583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3.5cm" svg:height="2.71cm" svg:x="8.7cm" svg:y="1.2cm">
          <draw:image xlink:href="Pictures/20000001000008790000069089E0E8B3.svg" xlink:type="simple" xlink:show="embed" xlink:actuate="onLoad">
            <text:p/>
          </draw:image>
        </draw:frame>
        <draw:frame draw:style-name="gr4" draw:text-style-name="P10" draw:layer="layout" svg:width="2.447cm" svg:height="0.662cm" svg:x="9.378cm" svg:y="2.325cm">
          <draw:text-box>
            <text:p text:style-name="P9"><text:span text:style-name="T5">Internet</text:span></text:p>
          </draw:text-box>
        </draw:frame>
        <draw:line draw:style-name="gr3" draw:text-style-name="P1" draw:layer="layout" svg:x1="10.45cm" svg:y1="4.45cm" svg:x2="10.45cm" svg:y2="3.45cm">
          <text:p/>
        </draw:line>
        <draw:custom-shape draw:style-name="gr9" draw:text-style-name="P12" draw:layer="layout" svg:width="1.415cm" svg:height="0.481cm" svg:x="11.096cm" svg:y="3.399cm">
          <text:p text:style-name="P11"><text:span text:style-name="T6">eth0.2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2" draw:layer="layout" svg:width="2.538cm" svg:height="0.662cm" svg:x="8.125cm" svg:y="3.75cm">
          <draw:text-box>
            <text:p text:style-name="P1"><text:span text:style-name="T1">192.0.2.0/27</text:span></text:p>
          </draw:text-box>
        </draw:frame>
        <draw:frame draw:style-name="gr1" draw:text-style-name="P1" draw:layer="layout" svg:width="2cm" svg:height="0.18cm" svg:x="3.25cm" svg:y="8.625cm">
          <draw:image xlink:href="Pictures/100002010000032000000049CBC4EA47.png" xlink:type="simple" xlink:show="embed" xlink:actuate="onLoad">
            <text:p/>
          </draw:image>
        </draw:frame>
        <draw:frame draw:style-name="gr1" draw:text-style-name="P1" draw:layer="layout" svg:width="2cm" svg:height="0.18cm" svg:x="15.75cm" svg:y="8.625cm">
          <draw:image xlink:href="Pictures/100002010000032000000049CBC4EA47.png" xlink:type="simple" xlink:show="embed" xlink:actuate="onLoad">
            <text:p/>
          </draw:image>
        </draw:frame>
        <draw:line draw:style-name="gr3" draw:text-style-name="P1" draw:layer="layout" svg:x1="4.035cm" svg:y1="8.735cm" svg:x2="3.875cm" svg:y2="7.875cm">
          <text:p/>
        </draw:line>
        <draw:frame draw:style-name="gr1" draw:text-style-name="P1" draw:layer="layout" svg:width="2cm" svg:height="1.51cm" svg:x="2.125cm" svg:y="6.99cm">
          <draw:image xlink:href="Pictures/1000020100000140000000F18C59F070.png" xlink:type="simple" xlink:show="embed" xlink:actuate="onLoad">
            <text:p/>
          </draw:image>
        </draw:frame>
        <draw:line draw:style-name="gr3" draw:text-style-name="P1" draw:layer="layout" svg:x1="5.75cm" svg:y1="9.125cm" svg:x2="5cm" svg:y2="8.75cm">
          <text:p/>
        </draw:line>
        <draw:custom-shape draw:style-name="gr8" draw:text-style-name="P12" draw:layer="layout" svg:width="1.239cm" svg:height="0.481cm" svg:x="5.875cm" svg:y="7.894cm">
          <text:p text:style-name="P11"><text:span text:style-name="T6">gi1/0</text:span></text:p>
          <draw:enhanced-geometry svg:viewBox="0 0 21600 21600" draw:mirror-horizontal="false" draw:type="line-callout-1" draw:modifiers="-4320 47591.7012448133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1" draw:layer="layout" svg:x1="15.285cm" svg:y1="9.111cm" svg:x2="16.035cm" svg:y2="8.736cm">
          <text:p/>
        </draw:line>
        <draw:custom-shape draw:style-name="gr9" draw:text-style-name="P12" draw:layer="layout" svg:width="1.239cm" svg:height="0.481cm" svg:x="11.599cm" svg:y="8.269cm">
          <text:p text:style-name="P11"><text:span text:style-name="T6">eth0</text:span></text:p>
          <draw:enhanced-geometry svg:viewBox="0 0 21600 21600" draw:mirror-horizontal="true" draw:type="line-callout-1" draw:modifiers="-10521.2903225806 10531.1203319502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1" draw:layer="layout" svg:x1="17.635cm" svg:y1="8.736cm" svg:x2="17.475cm" svg:y2="7.876cm">
          <text:p/>
        </draw:line>
        <draw:frame draw:style-name="gr1" draw:text-style-name="P1" draw:layer="layout" svg:width="2cm" svg:height="1.51cm" svg:x="15.725cm" svg:y="6.991cm">
          <draw:image xlink:href="Pictures/1000020100000140000000F18C59F070.png" xlink:type="simple" xlink:show="embed" xlink:actuate="onLoad">
            <text:p/>
          </draw:image>
        </draw:frame>
        <draw:frame draw:style-name="gr6" draw:text-style-name="P14" draw:layer="layout" svg:width="2.61cm" svg:height="1.115cm" svg:x="15.226cm" svg:y="6.041cm">
          <draw:text-box>
            <text:p text:style-name="P13"><text:span text:style-name="T7">GLA-CLNT</text:span></text:p>
            <text:p text:style-name="P13"><text:span text:style-name="T8">10.21.0.2/24</text:span></text:p>
          </draw:text-box>
        </draw:frame>
        <draw:frame draw:style-name="gr6" draw:text-style-name="P14" draw:layer="layout" svg:width="2.61cm" svg:height="1.115cm" svg:x="1.526cm" svg:y="6.042cm">
          <draw:text-box>
            <text:p text:style-name="P13"><text:span text:style-name="T7">TLS-CLNT</text:span></text:p>
            <text:p text:style-name="P13"><text:span text:style-name="T8">10.11.0.2/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07T08:27:29</dc:date>
    <meta:editing-duration>P2DT6H20M48S</meta:editing-duration>
    <meta:editing-cycles>55</meta:editing-cycles>
    <meta:generator>LibreOffice/3.5$Linux_X86_64 LibreOffice_project/350m1$Build-2</meta:generator>
    <meta:print-date>2012-12-05T14:54:42</meta:print-date>
    <meta:document-statistic meta:object-count="46"/>
  </office:meta>
</office:document-meta>
</file>